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8a0044040" style:family="table" style:master-page-name="ta-mp-0x7f58a0044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8a0064e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5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5ad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5f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5b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61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4f4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575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8a00660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3.01pt" style:use-optimal-column-width="true"/>
    </style:style>
    <style:style style:name="ACOL-2" style:family="table-column">
      <style:table-column-properties style:column-width="107.40pt" style:use-optimal-column-width="true"/>
    </style:style>
    <style:style style:name="ACOL-3" style:family="table-column">
      <style:table-column-properties style:column-width="52.64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COL-5" style:family="table-column">
      <style:table-column-properties style:column-width="85.15pt" style:use-optimal-column-width="true"/>
    </style:style>
    <style:style style:name="ACOL-6" style:family="table-column">
      <style:table-column-properties style:column-width="75.29pt" style:use-optimal-column-width="true"/>
    </style:style>
    <style:style style:name="ACOL-7" style:family="table-column">
      <style:table-column-properties style:column-width="82.66pt" style:use-optimal-column-width="true"/>
    </style:style>
    <style:style style:name="ACOL-8" style:family="table-column">
      <style:table-column-properties style:column-width="177.75pt" style:use-optimal-column-width="false"/>
    </style:style>
    <style:style style:name="ACOL-9" style:family="table-column">
      <style:table-column-properties style:column-width="115.26pt" style:use-optimal-column-width="true"/>
    </style:style>
    <style:style style:name="ACOL-10" style:family="table-column"/>
    <style:style style:name="AROW-1" style:family="table-row">
      <style:table-row-properties style:row-height="13.04pt" style:use-optimal-row-height="true"/>
    </style:style>
    <style:style style:name="AROW-2" style:family="table-row">
      <style:table-row-properties style:row-height="12.56pt" style:use-optimal-row-height="true"/>
    </style:style>
    <style:style style:name="AROW-3" style:family="table-row">
      <style:table-row-properties style:row-height="12.36pt" style:use-optimal-row-height="true"/>
    </style:style>
    <style:style style:name="AROW-4" style:family="table-row">
      <style:table-row-properties style:row-height="13.50pt" style:use-optimal-row-height="true"/>
    </style:style>
    <style:style style:name="AROW-5" style:family="table-row">
      <style:table-row-properties style:row-height="12.00pt" style:use-optimal-row-height="false"/>
    </style:style>
    <style:style style:name="AROW-6" style:family="table-row">
      <style:table-row-properties style:row-height="12.50pt" style:use-optimal-row-height="true"/>
    </style:style>
    <style:style style:name="AROW-7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58a004404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0x7f58a0065ad0" table:style-name="ACOL-3"/>
        <table:table-column table:style-name="ACOL-4"/>
        <table:table-column table:default-cell-style-name="ACE-0x7f58a0065bf8" table:style-name="ACOL-5"/>
        <table:table-column table:default-cell-style-name="ACE-0x7f58a0065bf8" table:style-name="ACOL-6"/>
        <table:table-column table:default-cell-style-name="ACE-0x7f58a0065bf8" table:style-name="ACOL-7"/>
        <table:table-column table:default-cell-style-name="ACE-0x7f58a0065bf8" table:style-name="ACOL-4"/>
        <table:table-column table:style-name="ACOL-8"/>
        <table:table-column table:style-name="ACOL-9"/>
        <table:table-column table:style-name="ACOL-0" table:number-columns-repeated="118"/>
        <table:table-row table:style-name="AROW-0">
          <table:table-cell table:number-columns-repeated="2" table:style-name="Gnumeric-default"/>
          <table:table-cell table:style-name="ACE-0x7f58a0065ad0"/>
          <table:table-cell table:style-name="Gnumeric-default"/>
          <table:table-cell table:number-columns-repeated="4" table:style-name="ACE-0x7f58a0065bf8"/>
          <table:table-cell table:number-columns-repeated="120" table:style-name="Gnumeric-default"/>
        </table:table-row>
        <table:table-row table:style-name="AROW-1">
          <table:table-cell table:style-name="Gnumeric-default"/>
          <table:table-cell table:number-columns-spanned="5" table:style-name="Gnumeric-default" office:value-type="string">
            <text:p>List of Forth words supported by Tali Forth for the 65c02 BETA 001</text:p>
          </table:table-cell>
          <table:covered-table-cell table:number-columns-repeated="4"/>
          <table:table-cell table:number-columns-repeated="2" table:style-name="ACE-0x7f58a0065bf8"/>
          <table:table-cell table:number-columns-repeated="120" table:style-name="Gnumeric-default"/>
        </table:table-row>
        <table:table-row table:style-name="AROW-2">
          <table:table-cell table:style-name="Gnumeric-default"/>
          <table:table-cell table:number-columns-spanned="5" table:style-name="Gnumeric-default" office:value-type="string">
            <text:p>Scot W. Stevenson &lt;scot.stevenson@gmail.com&gt; <text:s/>Version 10. Feb 2015</text:p>
          </table:table-cell>
          <table:covered-table-cell table:number-columns-repeated="4"/>
          <table:table-cell table:number-columns-repeated="2" table:style-name="ACE-0x7f58a0065bf8"/>
          <table:table-cell table:number-columns-repeated="120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Gnumeric-default" office:value-type="string">
            <text:p>CO: compile only </text:p>
          </table:table-cell>
          <table:table-cell table:style-name="ACE-0x7f58a0065ad0"/>
          <table:table-cell table:style-name="Gnumeric-default"/>
          <table:table-cell table:number-columns-repeated="4" table:style-name="ACE-0x7f58a0065bf8"/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C : native compile</text:p>
          </table:table-cell>
          <table:table-cell table:style-name="ACE-0x7f58a0065ad0"/>
          <table:table-cell table:style-name="Gnumeric-default"/>
          <table:table-cell table:number-columns-repeated="4" table:style-name="ACE-0x7f58a0065bf8"/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: immediate</text:p>
          </table:table-cell>
          <table:table-cell table:style-name="ACE-0x7f58a0065ad0"/>
          <table:table-cell table:style-name="Gnumeric-default"/>
          <table:table-cell table:number-columns-repeated="4" table:style-name="ACE-0x7f58a0065bf8"/>
          <table:table-cell table:number-columns-repeated="120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/>
          <table:table-cell table:style-name="ACE-0x7f58a0065e48" office:value-type="string">
            <text:p>Name</text:p>
          </table:table-cell>
          <table:table-cell table:style-name="ACE-0x7f58a0065f70" office:value-type="string">
            <text:p>Length</text:p>
          </table:table-cell>
          <table:table-cell table:style-name="ACE-0x7f58a0065e48" office:value-type="string">
            <text:p>Link Name</text:p>
          </table:table-cell>
          <table:table-cell table:style-name="ACE-0x7f58a0066098" office:value-type="string">
            <text:p>Code Type</text:p>
          </table:table-cell>
          <table:table-cell table:style-name="ACE-0x7f58a0066098" office:value-type="string">
            <text:p>ANS Group</text:p>
          </table:table-cell>
          <table:table-cell table:style-name="ACE-0x7f58a0066098" office:value-type="string">
            <text:p>Status</text:p>
          </table:table-cell>
          <table:table-cell table:style-name="ACE-0x7f58a0066098" office:value-type="string">
            <text:p>Flags</text:p>
          </table:table-cell>
          <table:table-cell table:style-name="ACE-0x7f58a0066098" office:value-type="string">
            <text:p>Comments</text:p>
          </table:table-cell>
          <table:table-cell table:number-columns-repeated="119" table:style-name="Gnumeric-default"/>
        </table:table-row>
        <table:table-row table:style-name="AROW-0">
          <table:table-cell table:number-columns-repeated="128"/>
        </table:table-row>
        <table:table-row table:style-name="AROW-3">
          <table:table-cell table:style-name="Gnumeric-default"/>
          <table:table-cell table:style-name="Gnumeric-default" office:value-type="string">
            <text:p>&lt;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lessthan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lt;#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ltnum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=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equa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&gt;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grthan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minu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,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comma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;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semic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, 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: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colon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!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stor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5">
          <table:table-cell table:style-name="Gnumeric-default"/>
          <table:table-cell table:style-name="Gnumeric-default" office:value-type="string">
            <text:p>?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ques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Tools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Rewrite nativ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slash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.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do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.”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otq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(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otpa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'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tick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paren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, NC, I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[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lbrack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IM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[']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btick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]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rbrack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@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fetc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*</text:p>
          </table:table-cell>
          <table:table-cell table:style-name="ACE-0x7f58a0065ad0" office:value-type="string">
            <text:p>1</text:p>
          </table:table-cell>
          <table:table-cell table:style-name="Gnumeric-default" office:value-type="string">
            <text:p>_mul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*/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starslash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\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backslas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num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#&gt;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numg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+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plu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+!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plstor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0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zero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0&lt;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0l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0=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0equ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0BRANCH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0branch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Internal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(0BRANCH)</text:p>
          </table:table-cell>
          <table:table-cell table:style-name="ACE-0x7f58a0065ad0" office:value-type="float" office:value="9">
            <text:p>9</text:p>
          </table:table-cell>
          <table:table-cell table:style-name="Gnumeric-default" office:value-type="string">
            <text:p>_p0branc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1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on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1-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1minu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1+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1plu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two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2DROP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2dro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2DUP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2du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2OVER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2ove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&gt;R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2g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2R&gt;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2rg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2R@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tworfetc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2SWAP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2swa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2VARIABLE</text:p>
          </table:table-cell>
          <table:table-cell table:style-name="ACE-0x7f58a0065ad0" office:value-type="float" office:value="9">
            <text:p>9</text:p>
          </table:table-cell>
          <table:table-cell table:style-name="Gnumeric-default" office:value-type="string">
            <text:p>_2va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ABORT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abor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(ABORT)</text:p>
          </table:table-cell>
          <table:table-cell table:style-name="ACE-0x7f58a0065ad0" office:value-type="float" office:value="8">
            <text:p>8</text:p>
          </table:table-cell>
          <table:table-cell table:style-name="Gnumeric-default" office:value-type="string">
            <text:p>_parbortq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ABORT"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abortq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ABS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ab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ACCEPT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accep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ACTION-OF</text:p>
          </table:table-cell>
          <table:table-cell table:style-name="ACE-0x7f58a0065ad0" office:value-type="float" office:value="9">
            <text:p>9</text:p>
          </table:table-cell>
          <table:table-cell table:style-name="Gnumeric-default" office:value-type="string">
            <text:p>_actionof</text:p>
          </table:table-cell>
          <table:table-cell table:style-name="ACE-0x7f58a0065bf8" office:value-type="string">
            <text:p>Forth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AGAIN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again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IM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align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Dummy routi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IGNED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aligne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Dummy routi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LLOT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allo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ND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an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T-XY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atxy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Facility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ASE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bas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System Variabl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GIN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begin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NC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ELL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bel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INARY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binary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L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b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&gt;BODY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gtbody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OLD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bol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BRANCH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branch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Internal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BRANCH)</text:p>
          </table:table-cell>
          <table:table-cell table:style-name="ACE-0x7f58a0065ad0" office:value-type="float" office:value="8">
            <text:p>8</text:p>
          </table:table-cell>
          <table:table-cell table:style-name="Gnumeric-default" office:value-type="string">
            <text:p>_pbranc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E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by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Tools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,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ccom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!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cstor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@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cfetc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ELL+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cellp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ELLS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cell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HAR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char 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[CHAR]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bcha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+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charp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HARS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char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Dummy routin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MOV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cmov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String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style-name="Gnumeric-default" office:value-type="string">
            <text:p>Test mor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MOVE&gt;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cmoveg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String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style-name="Gnumeric-default" office:value-type="string">
            <text:p>Test mor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LD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col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4f40" office:value-type="string">
            <text:p><text:span text:style-name="AC-italic">none</text:span>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MPILE,</text:p>
          </table:table-cell>
          <table:table-cell table:style-name="ACE-0x7f58a0065ad0" office:value-type="float" office:value="8">
            <text:p>8</text:p>
          </table:table-cell>
          <table:table-cell table:style-name="Gnumeric-default" office:value-type="string">
            <text:p>_cmpc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758" office:value-type="string">
            <text:p>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OMPILE-ONLY</text:p>
          </table:table-cell>
          <table:table-cell table:style-name="ACE-0x7f58a0065ad0" office:value-type="float" office:value="12">
            <text:p>12</text:p>
          </table:table-cell>
          <table:table-cell table:style-name="Gnumeric-default" office:value-type="string">
            <text:p>_conly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CONSTANT</text:p>
          </table:table-cell>
          <table:table-cell table:style-name="ACE-0x7f58a0065ad0" office:value-type="float" office:value="8">
            <text:p>8</text:p>
          </table:table-cell>
          <table:table-cell table:style-name="Gnumeric-default" office:value-type="string">
            <text:p>_constan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COUNT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coun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CR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cr</text:p>
          </table:table-cell>
          <table:table-cell table:style-name="ACE-0x7f58a0065bf8" office:value-type="string">
            <text:p>native, o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CREATE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creat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D-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minu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D.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do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D+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plu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ABS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dab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CIMAL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decima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DEFER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defe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EFER!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deferstor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EFER@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deferfetch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EPTH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dept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IGIT&gt;NUMBER</text:p>
          </table:table-cell>
          <table:table-cell table:style-name="ACE-0x7f58a0065ad0" office:value-type="float" office:value="12">
            <text:p>12</text:p>
          </table:table-cell>
          <table:table-cell table:style-name="Gnumeric-default" office:value-type="string">
            <text:p>_digi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NEGATE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dnegat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O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o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?DO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qdo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style-name="Gnumeric-default" office:value-type="string">
            <text:p>branches to DO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(?DO)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pqdo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, 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(DO)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pdo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DOES&gt;)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pdoe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DOES&gt;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doe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.R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ddot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DROP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dro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D&gt;S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dto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DUMP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dump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Tools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DUP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du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?DUP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qdu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ELSE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else</text:p>
          </table:table-cell>
          <table:table-cell table:style-name="ACE-0x7f58a0065bf8" office:value-type="string">
            <text:p>Forth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, 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EMIT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emit</text:p>
          </table:table-cell>
          <table:table-cell table:style-name="ACE-0x7f58a0065bf8" office:value-type="string">
            <text:p>subroutines, o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ERAS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eras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Test more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VALUATE</text:p>
          </table:table-cell>
          <table:table-cell table:style-name="ACE-0x7f58a0065ad0" office:value-type="float" office:value="8">
            <text:p>8</text:p>
          </table:table-cell>
          <table:table-cell table:style-name="Gnumeric-default" office:value-type="string">
            <text:p>_eval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XECUTE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ex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EXIT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exi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ALS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fals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ILL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fil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FIND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fin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FM/MOD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fmmo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HERE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her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EX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hex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HOLD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hol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i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F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if</text:p>
          </table:table-cell>
          <table:table-cell table:style-name="ACE-0x7f58a0065bf8" office:value-type="string">
            <text:p>Forth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, I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IMMEDIATE</text:p>
          </table:table-cell>
          <table:table-cell table:style-name="ACE-0x7f58a0065ad0" office:value-type="float" office:value="9">
            <text:p>9</text:p>
          </table:table-cell>
          <table:table-cell table:style-name="Gnumeric-default" office:value-type="string">
            <text:p>_imme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&gt;IN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gtin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NVERT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inver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IS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is</text:p>
          </table:table-cell>
          <table:table-cell table:style-name="ACE-0x7f58a0065bf8" office:value-type="string">
            <text:p>Forth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J</text:p>
          </table:table-cell>
          <table:table-cell table:style-name="ACE-0x7f58a0065ad0" office:value-type="float" office:value="1">
            <text:p>1</text:p>
          </table:table-cell>
          <table:table-cell table:style-name="Gnumeric-default" office:value-type="string">
            <text:p>_j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KEY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key</text:p>
          </table:table-cell>
          <table:table-cell table:style-name="ACE-0x7f58a0065bf8" office:value-type="string">
            <text:p>subroutines, o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EAV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leav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LITERAL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li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style-name="ACE-0x7f58a0065e48"/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(LITERAL)</text:p>
          </table:table-cell>
          <table:table-cell table:style-name="ACE-0x7f58a0065ad0" office:value-type="float" office:value="9">
            <text:p>9</text:p>
          </table:table-cell>
          <table:table-cell table:style-name="Gnumeric-default" office:value-type="string">
            <text:p>_pli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OOP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loop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style-name="Gnumeric-default" office:value-type="string">
            <text:p>jumps to +LOOP</text:p>
          </table:table-cell>
          <table:table-cell table:number-columns-repeated="119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(+LOOP)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ploo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+LOOP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plusloop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LSHIFT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lshif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*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msta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M+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mplus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Doubl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ARKER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marke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AX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max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IN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min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MOD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mo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MOD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slashmo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*/MOD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ssmo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MOVE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mov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style-name="Gnumeric-default" office:value-type="string">
            <text:p>calls CMOVE or CMOVE&gt;</text:p>
          </table:table-cell>
          <table:table-cell table:number-columns-repeated="119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&gt;NAM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gtnam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ATIVE-COMPILE</text:p>
          </table:table-cell>
          <table:table-cell table:style-name="ACE-0x7f58a0065ad0" office:value-type="float" office:value="15">
            <text:p>15</text:p>
          </table:table-cell>
          <table:table-cell table:style-name="Gnumeric-default" office:value-type="string">
            <text:p>_natcom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EGATE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negat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NIP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ni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NUMBER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numbe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&gt;NUMBER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gtnum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OR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o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OVER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ove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D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pa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PAGE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pag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Facility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pars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ARSE-NAME</text:p>
          </table:table-cell>
          <table:table-cell table:style-name="ACE-0x7f58a0065ad0" office:value-type="float" office:value="10">
            <text:p>10</text:p>
          </table:table-cell>
          <table:table-cell table:style-name="Gnumeric-default" office:value-type="string">
            <text:p>_prsnm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ICK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pick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POSTPONE</text:p>
          </table:table-cell>
          <table:table-cell table:style-name="ACE-0x7f58a0065ad0" office:value-type="float" office:value="8">
            <text:p>8</text:p>
          </table:table-cell>
          <table:table-cell table:style-name="Gnumeric-default" office:value-type="string">
            <text:p>_postpo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QUIT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quit</text:p>
          </table:table-cell>
          <table:table-cell table:style-name="ACE-0x7f58a0065bf8" office:value-type="string">
            <text:p>subroutines, o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&gt;R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to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R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ot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&gt;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from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R@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rfetch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ECURSE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recurs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REGULAR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regula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REPEAT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rpt</text:p>
          </table:table-cell>
          <table:table-cell table:style-name="ACE-0x7f58a0065bf8" office:value-type="string">
            <text:p>Forth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ROT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ro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ROT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mro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RSHIFT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rshift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.S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dots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Tools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#S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nums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”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squot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&gt;D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sto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EE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se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Tools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style-name="Gnumeric-default" office:value-type="string">
            <text:p>Rewrite (ugly)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IGN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sign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M/REM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smrem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OURC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sourc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space</text:p>
          </table:table-cell>
          <table:table-cell table:style-name="ACE-0x7f58a0065bf8" office:value-type="string">
            <text:p>native, o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PACES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spaces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STAT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stat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/STRING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slst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String</text:p>
          </table:table-cell>
          <table:table-cell table:style-name="ACE-0x7f58a0065bf8" office:value-type="string">
            <text:p>Cod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String max $FF chars long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SWAP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swa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THEN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then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CO, IM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TO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to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TOUPPER</text:p>
          </table:table-cell>
          <table:table-cell table:style-name="ACE-0x7f58a0065ad0" office:value-type="float" office:value="7">
            <text:p>7</text:p>
          </table:table-cell>
          <table:table-cell table:style-name="Gnumeric-default" office:value-type="string">
            <text:p>_2uppe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Test more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-TRAILING</text:p>
          </table:table-cell>
          <table:table-cell table:style-name="ACE-0x7f58a0065ad0" office:value-type="float" office:value="9">
            <text:p>9</text:p>
          </table:table-cell>
          <table:table-cell table:style-name="Gnumeric-default" office:value-type="string">
            <text:p>_dashtrl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String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style-name="Gnumeric-default" office:value-type="string">
            <text:p>String max $FF chars long</text:p>
          </table:table-cell>
          <table:table-cell table:number-columns-repeated="119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TRUE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true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6">
          <table:table-cell table:style-name="Gnumeric-default"/>
          <table:table-cell table:style-name="Gnumeric-default" office:value-type="string">
            <text:p>TUCK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tuck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TYPE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type</text:p>
          </table:table-cell>
          <table:table-cell table:style-name="ACE-0x7f58a0065bf8" office:value-type="string">
            <text:p>subroutines, o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.</text:p>
          </table:table-cell>
          <table:table-cell table:style-name="ACE-0x7f58a0065ad0" office:value-type="float" office:value="2">
            <text:p>2</text:p>
          </table:table-cell>
          <table:table-cell table:style-name="Gnumeric-default" office:value-type="string">
            <text:p>_udo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.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uddot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D/MOD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udmo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*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umsta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Non-Standard</text:p>
          </table:table-cell>
          <table:table-cell table:style-name="ACE-0x7f58a0065bf8" office:value-type="string">
            <text:p>Coded,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M/MOD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ummo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LOOP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unloop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, CO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UNTIL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until</text:p>
          </table:table-cell>
          <table:table-cell table:style-name="ACE-0x7f58a0065bf8" office:value-type="string">
            <text:p>Forth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NUSED</text:p>
          </table:table-cell>
          <table:table-cell table:style-name="ACE-0x7f58a0065ad0" office:value-type="float" office:value="6">
            <text:p>6</text:p>
          </table:table-cell>
          <table:table-cell table:style-name="Gnumeric-default" office:value-type="string">
            <text:p>_unused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U.R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udot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VALU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value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 Ext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VARIABLE</text:p>
          </table:table-cell>
          <table:table-cell table:style-name="ACE-0x7f58a0065ad0" office:value-type="float" office:value="8">
            <text:p>8</text:p>
          </table:table-cell>
          <table:table-cell table:style-name="Gnumeric-default" office:value-type="string">
            <text:p>_var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WHILE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while</text:p>
          </table:table-cell>
          <table:table-cell table:style-name="ACE-0x7f58a0065bf8" office:value-type="string">
            <text:p>Forth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IM, CO</text:p>
          </table:table-cell>
          <table:table-cell table:number-columns-repeated="120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WORD</text:p>
          </table:table-cell>
          <table:table-cell table:style-name="ACE-0x7f58a0065ad0" office:value-type="float" office:value="4">
            <text:p>4</text:p>
          </table:table-cell>
          <table:table-cell table:style-name="Gnumeric-default" office:value-type="string">
            <text:p>_word</text:p>
          </table:table-cell>
          <table:table-cell table:style-name="ACE-0x7f58a0065bf8" office:value-type="string">
            <text:p>subroutines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4">
          <table:table-cell table:style-name="Gnumeric-default"/>
          <table:table-cell table:style-name="Gnumeric-default" office:value-type="string">
            <text:p>WORDS</text:p>
          </table:table-cell>
          <table:table-cell table:style-name="ACE-0x7f58a0065ad0" office:value-type="float" office:value="5">
            <text:p>5</text:p>
          </table:table-cell>
          <table:table-cell table:style-name="Gnumeric-default" office:value-type="string">
            <text:p>_words</text:p>
          </table:table-cell>
          <table:table-cell table:style-name="ACE-0x7f58a0065bf8" office:value-type="string">
            <text:p>native, os</text:p>
          </table:table-cell>
          <table:table-cell table:style-name="ACE-0x7f58a0065bf8" office:value-type="string">
            <text:p>Tools</text:p>
          </table:table-cell>
          <table:table-cell table:style-name="ACE-0x7f58a0065bf8" office:value-type="string">
            <text:p>Coded, tested</text:p>
          </table:table-cell>
          <table:table-cell table:style-name="ACE-0x7f58a00661c0" office:value-type="string">
            <text:p>none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XOR</text:p>
          </table:table-cell>
          <table:table-cell table:style-name="ACE-0x7f58a0065ad0" office:value-type="float" office:value="3">
            <text:p>3</text:p>
          </table:table-cell>
          <table:table-cell table:style-name="Gnumeric-default" office:value-type="string">
            <text:p>_xor</text:p>
          </table:table-cell>
          <table:table-cell table:style-name="ACE-0x7f58a0065bf8" office:value-type="string">
            <text:p>pure native</text:p>
          </table:table-cell>
          <table:table-cell table:style-name="ACE-0x7f58a0065bf8" office:value-type="string">
            <text:p>Core</text:p>
          </table:table-cell>
          <table:table-cell table:style-name="ACE-0x7f58a0065bf8" office:value-type="string">
            <text:p>Coded, tested</text:p>
          </table:table-cell>
          <table:table-cell table:style-name="ACE-0x7f58a0065bf8" office:value-type="string">
            <text:p>NC</text:p>
          </table:table-cell>
          <table:table-cell table:number-columns-repeated="120" table:style-name="Gnumeric-default"/>
        </table:table-row>
        <table:table-row table:style-name="AROW-0" table:number-rows-repeated="104836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9" gnm:cursor-row="13">
          <gnm:selection gnm:start-col="9" gnm:start-row="13" gnm:end-col="9" gnm:end-row="13"/>
        </gnm:selections>
      </table:table>
      <table:named-expressions>
        <table:named-range table:name="__Anonymous_Sheet_DB__0" table:cell-range-address="$'Sheet1'.$B$11:.$I$206" table:base-cell-address="$'Sheet1'.$A$1" table:range-usable-as="print-range filter repeat-row repeat-column"/>
      </table:named-expressions>
      <table:database-ranges>
        <table:database-range table:target-range-address="Sheet1.B11:Sheet1.I20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0" number:display-factor="1" number:grouping="false" number:min-integer-digits="1"/>
    </number:number-style>
    <number:text-style style:name="ND.1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7f589ffeb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58a0044040" style:display-name="Sheet1" style:page-layout-name="pl-0x7f589ffeb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2-10T00:34:17Z</dc:date>
    <meta:creation-date>2014-01-19T08:07:51Z</meta:creation-date>
    <meta:editing-cycles>206</meta:editing-cycles>
    <meta:editing-duration>P49DT7H45M45S</meta:editing-duration>
    <meta:generator>gnumeric/1.12.9</meta:generator>
  </office:meta>
</office:document-meta>
</file>